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547in"/>
    </style:style>
    <style:style style:name="co2" style:family="table-column">
      <style:table-column-properties fo:break-before="auto" style:column-width="0.8346in"/>
    </style:style>
    <style:style style:name="co3" style:family="table-column">
      <style:table-column-properties fo:break-before="auto" style:column-width="0.8972in"/>
    </style:style>
    <style:style style:name="co4" style:family="table-column">
      <style:table-column-properties fo:break-before="auto" style:column-width="1.0937in"/>
    </style:style>
    <style:style style:name="co5" style:family="table-column">
      <style:table-column-properties fo:break-before="auto" style:column-width="0.9173in"/>
    </style:style>
    <style:style style:name="co6" style:family="table-column">
      <style:table-column-properties fo:break-before="auto" style:column-width="1.9646in"/>
    </style:style>
    <style:style style:name="co7" style:family="table-column">
      <style:table-column-properties fo:break-before="auto" style:column-width="1.1043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4516in"/>
    </style:style>
    <style:style style:name="co10" style:family="table-column">
      <style:table-column-properties fo:break-before="auto" style:column-width="2.6382in"/>
    </style:style>
    <style:style style:name="co11" style:family="table-column">
      <style:table-column-properties fo:break-before="auto" style:column-width="0.5965in"/>
    </style:style>
    <style:style style:name="co12" style:family="table-column">
      <style:table-column-properties fo:break-before="auto" style:column-width="0.7417in"/>
    </style:style>
    <style:style style:name="co13" style:family="table-column">
      <style:table-column-properties fo:break-before="auto" style:column-width="19.322in"/>
    </style:style>
    <style:style style:name="co14" style:family="table-column">
      <style:table-column-properties fo:break-before="auto" style:column-width="1.0728in"/>
    </style:style>
    <style:style style:name="co15" style:family="table-column">
      <style:table-column-properties fo:break-before="auto" style:column-width="1.0626in"/>
    </style:style>
    <style:style style:name="co16" style:family="table-column">
      <style:table-column-properties fo:break-before="auto" style:column-width="0.5654in"/>
    </style:style>
    <style:style style:name="co17" style:family="table-column">
      <style:table-column-properties fo:break-before="auto" style:column-width="1.1665in"/>
    </style:style>
    <style:style style:name="co18" style:family="table-column">
      <style:table-column-properties fo:break-before="auto" style:column-width="0.6689in"/>
    </style:style>
    <style:style style:name="co19" style:family="table-column">
      <style:table-column-properties fo:break-before="auto" style:column-width="1.7161in"/>
    </style:style>
    <style:style style:name="co20" style:family="table-column">
      <style:table-column-properties fo:break-before="auto" style:column-width="1.7055in"/>
    </style:style>
    <style:style style:name="co21" style:family="table-column">
      <style:table-column-properties fo:break-before="auto" style:column-width="0.4409in"/>
    </style:style>
    <style:style style:name="co22" style:family="table-column">
      <style:table-column-properties fo:break-before="auto" style:column-width="0.6374in"/>
    </style:style>
    <style:style style:name="co23" style:family="table-column">
      <style:table-column-properties fo:break-before="auto" style:column-width="0.7827in"/>
    </style:style>
    <style:style style:name="co24" style:family="table-column">
      <style:table-column-properties fo:break-before="auto" style:column-width="0.52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3" style:family="table-cell" style:parent-style-name="Default" style:data-style-name="N100"/>
    <style:style style:name="ce2" style:family="table-cell" style:parent-style-name="Default" style:data-style-name="N84"/>
    <style:style style:name="ce4" style:family="table-cell" style:parent-style-name="Default" style:data-style-name="N40"/>
  </office:automatic-styles>
  <office:body>
    <office:spreadsheet>
      <table:calculation-settings table:automatic-find-labels="false" table:use-regular-expressions="false" table:use-wildcards="true"/>
      <table:table table:name="client_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client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middlenam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ssword_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Бронников</text:p>
          </table:table-cell>
          <table:table-cell office:value-type="string" calcext:value-type="string">
            <text:p>Егор</text:p>
          </table:table-cell>
          <table:table-cell office:value-type="string" calcext:value-type="string">
            <text:p>Игоревич</text:p>
          </table:table-cell>
          <table:table-cell office:value-type="float" office:value="79522206981" calcext:value-type="float">
            <text:p>79522206981</text:p>
          </table:table-cell>
          <table:table-cell office:value-type="string" calcext:value-type="string">
            <text:p>bronnikov.40@mail.ru</text:p>
          </table:table-cell>
          <table:table-cell office:value-type="string" calcext:value-type="string">
            <text:p>CoolEgor2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Волкова</text:p>
          </table:table-cell>
          <table:table-cell office:value-type="string" calcext:value-type="string">
            <text:p>Юлия</text:p>
          </table:table-cell>
          <table:table-cell office:value-type="string" calcext:value-type="string">
            <text:p>Денисовна</text:p>
          </table:table-cell>
          <table:table-cell office:value-type="float" office:value="79999999001" calcext:value-type="float">
            <text:p>79999999001</text:p>
          </table:table-cell>
          <table:table-cell office:value-type="string" calcext:value-type="string">
            <text:p>cooljulia2001@mail.ru</text:p>
          </table:table-cell>
          <table:table-cell office:value-type="string" calcext:value-type="string">
            <text:p>CoolJulia20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Газимзянов</text:p>
          </table:table-cell>
          <table:table-cell office:value-type="string" calcext:value-type="string">
            <text:p>Динар</text:p>
          </table:table-cell>
          <table:table-cell office:value-type="string" calcext:value-type="string">
            <text:p>Ильшатович</text:p>
          </table:table-cell>
          <table:table-cell office:value-type="float" office:value="79999999002" calcext:value-type="float">
            <text:p>79999999002</text:p>
          </table:table-cell>
          <table:table-cell office:value-type="string" calcext:value-type="string">
            <text:p>cooldinar2001@mail.ru</text:p>
          </table:table-cell>
          <table:table-cell office:value-type="string" calcext:value-type="string">
            <text:p>CoolDinar20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роздова</text:p>
          </table:table-cell>
          <table:table-cell office:value-type="string" calcext:value-type="string">
            <text:p>Татьяна</text:p>
          </table:table-cell>
          <table:table-cell office:value-type="string" calcext:value-type="string">
            <text:p>Денисовна</text:p>
          </table:table-cell>
          <table:table-cell office:value-type="float" office:value="79999999003" calcext:value-type="float">
            <text:p>79999999003</text:p>
          </table:table-cell>
          <table:table-cell office:value-type="string" calcext:value-type="string">
            <text:p>cooltanya2001@mail.ru</text:p>
          </table:table-cell>
          <table:table-cell office:value-type="string" calcext:value-type="string">
            <text:p>CoolTanya2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Евдокимова</text:p>
          </table:table-cell>
          <table:table-cell office:value-type="string" calcext:value-type="string">
            <text:p>Анастасия</text:p>
          </table:table-cell>
          <table:table-cell office:value-type="string" calcext:value-type="string">
            <text:p>Сергеевна</text:p>
          </table:table-cell>
          <table:table-cell office:value-type="float" office:value="79999999004" calcext:value-type="float">
            <text:p>79999999004</text:p>
          </table:table-cell>
          <table:table-cell office:value-type="string" calcext:value-type="string">
            <text:p>coolnastya2001@mail.ru</text:p>
          </table:table-cell>
          <table:table-cell office:value-type="string" calcext:value-type="string">
            <text:p>CoolNastya20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Калмыков</text:p>
          </table:table-cell>
          <table:table-cell office:value-type="string" calcext:value-type="string">
            <text:p>Максим</text:p>
          </table:table-cell>
          <table:table-cell office:value-type="string" calcext:value-type="string">
            <text:p>Андреевич</text:p>
          </table:table-cell>
          <table:table-cell office:value-type="float" office:value="79999999005" calcext:value-type="float">
            <text:p>79999999005</text:p>
          </table:table-cell>
          <table:table-cell office:value-type="string" calcext:value-type="string">
            <text:p>madmax2001@mail.ru</text:p>
          </table:table-cell>
          <table:table-cell office:value-type="string" calcext:value-type="string">
            <text:p>CoolMax20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Королёв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Сергеевич</text:p>
          </table:table-cell>
          <table:table-cell office:value-type="float" office:value="79999999006" calcext:value-type="float">
            <text:p>79999999006</text:p>
          </table:table-cell>
          <table:table-cell office:value-type="string" calcext:value-type="string">
            <text:p>cooldima2001@mail.ru</text:p>
          </table:table-cell>
          <table:table-cell office:value-type="string" calcext:value-type="string">
            <text:p>CoolDima20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Майко</text:p>
          </table:table-cell>
          <table:table-cell office:value-type="string" calcext:value-type="string">
            <text:p>Максим</text:p>
          </table:table-cell>
          <table:table-cell office:value-type="string" calcext:value-type="string">
            <text:p>Витальевич</text:p>
          </table:table-cell>
          <table:table-cell office:value-type="float" office:value="79999999007" calcext:value-type="float">
            <text:p>79999999007</text:p>
          </table:table-cell>
          <table:table-cell office:value-type="string" calcext:value-type="string">
            <text:p>coolmax2001@mail.ru</text:p>
          </table:table-cell>
          <table:table-cell office:value-type="string" calcext:value-type="string">
            <text:p>CoolMax20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Смирнов</text:p>
          </table:table-cell>
          <table:table-cell office:value-type="string" calcext:value-type="string">
            <text:p>Максим</text:p>
          </table:table-cell>
          <table:table-cell office:value-type="string" calcext:value-type="string">
            <text:p>Анатольевич</text:p>
          </table:table-cell>
          <table:table-cell office:value-type="float" office:value="79999999008" calcext:value-type="float">
            <text:p>79999999008</text:p>
          </table:table-cell>
          <table:table-cell office:value-type="string" calcext:value-type="string">
            <text:p>coolsmironv2001@mai.ru</text:p>
          </table:table-cell>
          <table:table-cell office:value-type="string" calcext:value-type="string">
            <text:p>CoolMax20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Бронников</text:p>
          </table:table-cell>
          <table:table-cell office:value-type="string" calcext:value-type="string">
            <text:p>Максим</text:p>
          </table:table-cell>
          <table:table-cell office:value-type="string" calcext:value-type="string">
            <text:p>Игоревич</text:p>
          </table:table-cell>
          <table:table-cell office:value-type="float" office:value="79999999009" calcext:value-type="float">
            <text:p>79999999009</text:p>
          </table:table-cell>
          <table:table-cell office:value-type="string" calcext:value-type="string">
            <text:p>supermax2001@mail.ru</text:p>
          </table:table-cell>
          <table:table-cell office:value-type="string" calcext:value-type="string">
            <text:p>SuperMax20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Рослая</text:p>
          </table:table-cell>
          <table:table-cell office:value-type="string" calcext:value-type="string">
            <text:p>Ирина</text:p>
          </table:table-cell>
          <table:table-cell office:value-type="string" calcext:value-type="string">
            <text:p>Александровна</text:p>
          </table:table-cell>
          <table:table-cell office:value-type="float" office:value="79999999010" calcext:value-type="float">
            <text:p>79999999010</text:p>
          </table:table-cell>
          <table:table-cell office:value-type="string" calcext:value-type="string">
            <text:p>superira2021@mail.ru</text:p>
          </table:table-cell>
          <table:table-cell office:value-type="string" calcext:value-type="string">
            <text:p>SuperIra20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Смирнов</text:p>
          </table:table-cell>
          <table:table-cell office:value-type="string" calcext:value-type="string">
            <text:p>Артём</text:p>
          </table:table-cell>
          <table:table-cell office:value-type="string" calcext:value-type="string">
            <text:p>Андреевич</text:p>
          </table:table-cell>
          <table:table-cell office:value-type="float" office:value="79999999011" calcext:value-type="float">
            <text:p>79999999011</text:p>
          </table:table-cell>
          <table:table-cell office:value-type="string" calcext:value-type="string">
            <text:p>supetema2021@mail.ru</text:p>
          </table:table-cell>
          <table:table-cell office:value-type="string" calcext:value-type="string">
            <text:p>CoolTema20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Свечкарь</text:p>
          </table:table-cell>
          <table:table-cell office:value-type="string" calcext:value-type="string">
            <text:p>Артём</text:p>
          </table:table-cell>
          <table:table-cell office:value-type="string" calcext:value-type="string">
            <text:p>Алексеевич</text:p>
          </table:table-cell>
          <table:table-cell office:value-type="float" office:value="79999999012" calcext:value-type="float">
            <text:p>79999999012</text:p>
          </table:table-cell>
          <table:table-cell office:value-type="string" calcext:value-type="string">
            <text:p>manilove13@mail.ru</text:p>
          </table:table-cell>
          <table:table-cell office:value-type="string" calcext:value-type="string">
            <text:p>BestBrother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лексеева</text:p>
          </table:table-cell>
          <table:table-cell office:value-type="string" calcext:value-type="string">
            <text:p>Анастасия</text:p>
          </table:table-cell>
          <table:table-cell office:value-type="string" calcext:value-type="string">
            <text:p>Ивановна</text:p>
          </table:table-cell>
          <table:table-cell office:value-type="float" office:value="79999999013" calcext:value-type="float">
            <text:p>79999999013</text:p>
          </table:table-cell>
          <table:table-cell office:value-type="string" calcext:value-type="string">
            <text:p>superfrog3000@mail.ru</text:p>
          </table:table-cell>
          <table:table-cell office:value-type="string" calcext:value-type="string">
            <text:p>Nastya5letter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Шихаев</text:p>
          </table:table-cell>
          <table:table-cell office:value-type="string" calcext:value-type="string">
            <text:p>Мурад</text:p>
          </table:table-cell>
          <table:table-cell office:value-type="string" calcext:value-type="string">
            <text:p>Магомедович</text:p>
          </table:table-cell>
          <table:table-cell office:value-type="float" office:value="79999999014" calcext:value-type="float">
            <text:p>79999999014</text:p>
          </table:table-cell>
          <table:table-cell office:value-type="string" calcext:value-type="string">
            <text:p>mathhunter2000@mail.ru</text:p>
          </table:table-cell>
          <table:table-cell office:value-type="string" calcext:value-type="string">
            <text:p>Topology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Постольник</text:p>
          </table:table-cell>
          <table:table-cell office:value-type="string" calcext:value-type="string">
            <text:p>Роман</text:p>
          </table:table-cell>
          <table:table-cell office:value-type="string" calcext:value-type="string">
            <text:p>Денисович</text:p>
          </table:table-cell>
          <table:table-cell office:value-type="float" office:value="79999999015" calcext:value-type="float">
            <text:p>79999999015</text:p>
          </table:table-cell>
          <table:table-cell office:value-type="string" calcext:value-type="string">
            <text:p>crazypunk2001@mail.ru</text:p>
          </table:table-cell>
          <table:table-cell office:value-type="string" calcext:value-type="string">
            <text:p>RoCkPuN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Пименова</text:p>
          </table:table-cell>
          <table:table-cell office:value-type="string" calcext:value-type="string">
            <text:p>Таисия</text:p>
          </table:table-cell>
          <table:table-cell office:value-type="string" calcext:value-type="string">
            <text:p>Владимировна</text:p>
          </table:table-cell>
          <table:table-cell office:value-type="float" office:value="79999999016" calcext:value-type="float">
            <text:p>79999999016</text:p>
          </table:table-cell>
          <table:table-cell office:value-type="string" calcext:value-type="string">
            <text:p>crazytasia239@mail.ru</text:p>
          </table:table-cell>
          <table:table-cell office:value-type="string" calcext:value-type="string">
            <text:p>CoolTasia20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Пухкало</text:p>
          </table:table-cell>
          <table:table-cell office:value-type="string" calcext:value-type="string">
            <text:p>Владислава</text:p>
          </table:table-cell>
          <table:table-cell office:value-type="string" calcext:value-type="string">
            <text:p>Анатольевна</text:p>
          </table:table-cell>
          <table:table-cell office:value-type="float" office:value="79999999017" calcext:value-type="float">
            <text:p>79999999017</text:p>
          </table:table-cell>
          <table:table-cell office:value-type="string" calcext:value-type="string">
            <text:p>supershokoladka2001@mail.ru</text:p>
          </table:table-cell>
          <table:table-cell office:value-type="string" calcext:value-type="string">
            <text:p>SuperVlada20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Малышев</text:p>
          </table:table-cell>
          <table:table-cell office:value-type="string" calcext:value-type="string">
            <text:p>Андрей</text:p>
          </table:table-cell>
          <table:table-cell office:value-type="string" calcext:value-type="string">
            <text:p>Юрьевич</text:p>
          </table:table-cell>
          <table:table-cell office:value-type="float" office:value="79999999018" calcext:value-type="float">
            <text:p>79999999018</text:p>
          </table:table-cell>
          <table:table-cell office:value-type="string" calcext:value-type="string">
            <text:p>supercoolandrey201@mail.ru</text:p>
          </table:table-cell>
          <table:table-cell office:value-type="string" calcext:value-type="string">
            <text:p>CrazyANdrey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Костыра</text:p>
          </table:table-cell>
          <table:table-cell office:value-type="string" calcext:value-type="string">
            <text:p>Екатерина</text:p>
          </table:table-cell>
          <table:table-cell office:value-type="string" calcext:value-type="string">
            <text:p>Сергеевна</text:p>
          </table:table-cell>
          <table:table-cell office:value-type="float" office:value="79999999019" calcext:value-type="float">
            <text:p>79999999019</text:p>
          </table:table-cell>
          <table:table-cell office:value-type="string" calcext:value-type="string">
            <text:p>superkatya2021@mail.ru</text:p>
          </table:table-cell>
          <table:table-cell office:value-type="string" calcext:value-type="string">
            <text:p>CrazyKatya2201</text:p>
          </table:table-cell>
        </table:table-row>
      </table:table>
      <table:table table:name="film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3"/>
        <table:table-column table:style-name="co13" table:default-cell-style-name="Default"/>
        <table:table-column table:style-name="co12" table:default-cell-style-name="Default"/>
        <table:table-column table:style-name="co14" table:default-cell-style-name="ce3"/>
        <table:table-column table:style-name="co15" table:default-cell-style-name="ce3"/>
        <table:table-row table:style-name="ro1">
          <table:table-cell office:value-type="string" calcext:value-type="string">
            <text:p>Idfilm</text:p>
          </table:table-cell>
          <table:table-cell office:value-type="string" calcext:value-type="string">
            <text:p>name_</text:p>
          </table:table-cell>
          <table:table-cell office:value-type="string" calcext:value-type="string">
            <text:p>duration</text:p>
          </table:table-cell>
          <table:table-cell table:style-name="Default" office:value-type="string" calcext:value-type="string">
            <text:p>age_rating</text:p>
          </table:table-cell>
          <table:table-cell office:value-type="string" calcext:value-type="string">
            <text:p>desciption_</text:p>
          </table:table-cell>
          <table:table-cell office:value-type="string" calcext:value-type="string">
            <text:p>film_rating</text:p>
          </table:table-cell>
          <table:table-cell table:style-name="Default" office:value-type="string" calcext:value-type="string">
            <text:p>start_disribution</text:p>
          </table:table-cell>
          <table:table-cell table:style-name="Default" office:value-type="string" calcext:value-type="string">
            <text:p>end_distribu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Энканто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Удивительная семья Мадригалов живет в спрятанном в горах Колумбии волшебном доме, расположенном в чудесном и очаровательном уголке под названием Энканто. Каждого ребёнка в семье Мадригалов магия этого места благословила уникальным даром — от суперсилы до способности исцелять. Увы, магия обошла стороной одну лишь юную Мирабель. Обнаружив, что магия Энканто находится в опасности, Мирабель решает, что именно она может быть последней надеждой на спасение своей особенной семьи.</text:p>
          </table:table-cell>
          <table:table-cell office:value-type="float" office:value="7.634" calcext:value-type="float">
            <text:p>7.634</text:p>
          </table:table-cell>
          <table:table-cell office:value-type="string" calcext:value-type="string">
            <text:p>2021-11-03</text:p>
          </table:table-cell>
          <table:table-cell office:value-type="string" calcext:value-type="string">
            <text:p>2021-12-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ороль Ричард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2+</text:p>
          </table:table-cell>
          <table:table-cell office:value-type="string" calcext:value-type="string">
            <text:p>Комптон, 1988 год. Отец пяти дочерей Ричард Уильямс уже давно составил подробный план на будущее своих девочек и упорно ему следует, а из восьмилетней Винус и семилетней Серены он намеревается сделать звёзд тенниса. Хотя Ричард с женой Брэнди мало что понимают в подготовке профессиональных теннисистов, они сами тренировали дочек и как могли ставили им технику. Всемирно известный тренер Пол Коэн, который работает с Питом Сампрасом и Джоном Макинроем, соглашается на бесплатные уроки, но только для Винус. Тогда Ричард записывает занятия на камеру, и Брэнди на их основе начинает тренировать Серену.</text:p>
          </table:table-cell>
          <table:table-cell office:value-type="float" office:value="7.686" calcext:value-type="float">
            <text:p>7.686</text:p>
          </table:table-cell>
          <table:table-cell office:value-type="string" calcext:value-type="string">
            <text:p>2021-11-18</text:p>
          </table:table-cell>
          <table:table-cell office:value-type="string" calcext:value-type="string">
            <text:p>2021-12-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Охотники за привидениями: наследники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2+</text:p>
          </table:table-cell>
          <table:table-cell office:value-type="string" calcext:value-type="string">
            <text:p>Мать-одиночка с двумя детьми-подростками селится на старой ферме в Оклахоме, полученной в наследство от отца, которого она не знала. Дети пытаются больше узнать о своем деде и находят автомобиль Ecto-1, принадлежавший знаменитым охотникам за привидениями.</text:p>
          </table:table-cell>
          <table:table-cell office:value-type="float" office:value="6.95" calcext:value-type="float">
            <text:p>6.95</text:p>
          </table:table-cell>
          <table:table-cell office:value-type="string" calcext:value-type="string">
            <text:p>2021-12-02</text:p>
          </table:table-cell>
          <table:table-cell office:value-type="string" calcext:value-type="string">
            <text:p>2022-01-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Прошлой ночью в Сохо 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8+</text:p>
          </table:table-cell>
          <table:table-cell office:value-type="string" calcext:value-type="string">
            <text:p>История девушки, которая учится в Лондоне на дизайнера одежды и мистическим образом перемещается в 1960-е годы, где встречает своего кумира — ослепительную начинающую певицу. Лондон того периода совсем не так привлекателен, как кажется сначала, а время может сыграть с ней злую шутку.</text:p>
          </table:table-cell>
          <table:table-cell office:value-type="float" office:value="6.726" calcext:value-type="float">
            <text:p>6.726</text:p>
          </table:table-cell>
          <table:table-cell office:value-type="string" calcext:value-type="string">
            <text:p>2021-11-25</text:p>
          </table:table-cell>
          <table:table-cell office:value-type="string" calcext:value-type="string">
            <text:p>2021-12-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Вечные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8+</text:p>
          </table:table-cell>
          <table:table-cell office:value-type="string" calcext:value-type="string">
            <text:p>Вечные — представители расы генетически улучшенных суперлюдей, тайно живущих на Земле. Они появились на свет 5 миллионов лет назад в результате экспериментов могущественных целестиалов. Наделённые невероятными суперспособностями, на протяжении тысячелетий они скрывались от человеческой цивилизации, втайне защищая людей от монструозных девиантов. Однако, последние события и действия Таноса заставили их выйти на свет.</text:p>
          </table:table-cell>
          <table:table-cell office:value-type="float" office:value="6.737" calcext:value-type="float">
            <text:p>6.737</text:p>
          </table:table-cell>
          <table:table-cell office:value-type="string" calcext:value-type="string">
            <text:p>2021-11-08</text:p>
          </table:table-cell>
          <table:table-cell office:value-type="string" calcext:value-type="string">
            <text:p>2021-12-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Последняя дуэль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8+</text:p>
          </table:table-cell>
          <table:table-cell office:value-type="string" calcext:value-type="string">
            <text:p>Нормандский рыцарь Жан де Карруж по возвращении с войны узнаёт, что его сосед и соперник Жак Ле Гри изнасиловал его жену Маргарит. Однако у Ле Гри обнаружились сильные союзники, словам женщины никто не верит, и Карруж обращается за помощью лично к королю Франции Карлу VI. Заслушав все свидетельства, король постановил, что конфликт должен быть разрешён в честном поединке. От исхода битвы зависит судьба не только Ле Гри и Карружа, но и жены последнего. В случае поражения мужа её должны сжечь на костре за ложные обвинения.</text:p>
          </table:table-cell>
          <table:table-cell office:value-type="float" office:value="7.737" calcext:value-type="float">
            <text:p>7.737</text:p>
          </table:table-cell>
          <table:table-cell office:value-type="string" calcext:value-type="string">
            <text:p>2021-11-18</text:p>
          </table:table-cell>
          <table:table-cell office:value-type="string" calcext:value-type="string">
            <text:p>2021-12-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Плюшевый Бум!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+</text:p>
          </table:table-cell>
          <table:table-cell office:value-type="string" calcext:value-type="string">
            <text:p>Вор экстра-класса Макс похищает уникальный рубин, который собирается вывезти из страны. Для этого он прячет драгоценность внутри плюшевого мишки по имени Бум — популярной детской игрушки. Но всё идёт не по плану, когда мишка по ошибке попадает в магазин игрушек, а рубин оказывается магическим и оживляет всех его обитателей. Максу предстоит найти Бума и вернуть рубин. Охота начинается!</text:p>
          </table:table-cell>
          <table:table-cell office:value-type="float" office:value="7.434" calcext:value-type="float">
            <text:p>7.434</text:p>
          </table:table-cell>
          <table:table-cell office:value-type="string" calcext:value-type="string">
            <text:p>2021-11-18</text:p>
          </table:table-cell>
          <table:table-cell office:value-type="string" calcext:value-type="string">
            <text:p>2021-12-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Приключения Пильи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Пилья — озорная девчонка-сирота, живущая на улицах города Туманвиль. Однажды, чтобы не попасться стражам замка, она наряжается принцессой и оказывается втянута в невероятные приключения. Жестокий Тристан хочет захватить трон и с помощью магического зелья превращает принца Роланда в… котоцыпа (наполовину кота, наполовину курицу). Пилья — единственная, кто может спасти принца и все королевство. 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2021-11-18</text:p>
          </table:table-cell>
          <table:table-cell office:value-type="string" calcext:value-type="string">
            <text:p>2022-01-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Небо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2+</text:p>
          </table:table-cell>
          <table:table-cell office:value-type="string" calcext:value-type="string">
            <text:p>Подполковник Сошников и капитан Муравьев — два разных характера, две разные судьбы, которым суждено будет сойтись на военной базе Хмеймим. Во время боевого вылета самолет Сошникова был сбит турецким истребителем. Это событие освещали все мировые СМИ, а за ходом спасательной операции следила вся Россия.</text:p>
          </table:table-cell>
          <table:table-cell office:value-type="float" office:value="7.284" calcext:value-type="float">
            <text:p>7.284</text:p>
          </table:table-cell>
          <table:table-cell office:value-type="string" calcext:value-type="string">
            <text:p>2021-11-18</text:p>
          </table:table-cell>
          <table:table-cell office:value-type="string" calcext:value-type="string">
            <text:p>2022-01-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Французский вестник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8+</text:p>
          </table:table-cell>
          <table:table-cell office:value-type="string" calcext:value-type="string">
            <text:p>Собрание удивительных историй, опубликованных на страницах последнего выпуска еженедельного американского журнала, который выходил в свет в вымышленном французском городе в середине двадцатого века.</text:p>
          </table:table-cell>
          <table:table-cell office:value-type="float" office:value="7.91" calcext:value-type="float">
            <text:p>7.91</text:p>
          </table:table-cell>
          <table:table-cell office:value-type="string" calcext:value-type="string">
            <text:p>2021-11-18</text:p>
          </table:table-cell>
          <table:table-cell office:value-type="string" calcext:value-type="string">
            <text:p>2021-12-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Обитель Зла: Раккун Сити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8+</text:p>
          </table:table-cell>
          <table:table-cell office:value-type="string" calcext:value-type="string">
            <text:p>Раккун-Сити, где когда-то располагался фармацевтический гигант Umbrella и вовсю бурлила жизнь, превратился в город-призрак. Компания давно переехала, но на ее месте глубоко под землей набирает силу великое зло. Когда оно вырвется на свободу, единственный шанс выжить уцелевшей горстке людей — сплотиться и узнать всю правду о корпорации Umbrellа.</text:p>
          </table:table-cell>
          <table:table-cell office:value-type="float" office:value="5.932" calcext:value-type="float">
            <text:p>5.932</text:p>
          </table:table-cell>
          <table:table-cell office:value-type="string" calcext:value-type="string">
            <text:p>2021-11-25</text:p>
          </table:table-cell>
          <table:table-cell office:value-type="string" calcext:value-type="string">
            <text:p>2022-01-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Купе номер 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6+</text:p>
          </table:table-cell>
          <table:table-cell office:value-type="string" calcext:value-type="string">
            <text:p>Студентка из Финляндии садится в поезд Москва-Мурманск, пытаясь сбежать от своей таинственной московской любви. По воле случая ей приходится разделить долгую поездку и тесное купе с грубоватым русским шахтером. Нечаянное соседство помогает обоим пассажирам купе номер шесть осознать своё одиночество и тоску по человеческим отношениям.</text:p>
          </table:table-cell>
          <table:table-cell office:value-type="float" office:value="8.04" calcext:value-type="float">
            <text:p>8.04</text:p>
          </table:table-cell>
          <table:table-cell office:value-type="string" calcext:value-type="string">
            <text:p>2021-11-25</text:p>
          </table:table-cell>
          <table:table-cell office:value-type="string" calcext:value-type="string">
            <text:p>2022-01-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Мертвец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8+</text:p>
          </table:table-cell>
          <table:table-cell office:value-type="string" calcext:value-type="string">
            <text:p>После смерти родителей молодой счетовод Уильям Блэйк в надежде найти работу приезжает на Дикий Запад, где по злой воле случая за его голову назначается награда в 500 долларов. Раненого в грудь возле сердца, его выхаживает индеец, которого много лет возили по городам Америки и Англии в качестве живого экспоната. Он принял этого юношу в очках за поэта Уильяма Блэйка, чьи стихи запали в сердце «дикаря», и стал его ангелом-хранителем. А опекаемый, лишившись очков, сам вдруг стал стрелять без промаха, увеличивая стоимость своей головы, оставляя за собой след из трупов лиц, охочих до награды, и приближаясь к тому «месту, откуда приходят и куда возвращаются все духи».</text:p>
          </table:table-cell>
          <table:table-cell office:value-type="float" office:value="7.835" calcext:value-type="float">
            <text:p>7.835</text:p>
          </table:table-cell>
          <table:table-cell office:value-type="string" calcext:value-type="string">
            <text:p>2021-11-25</text:p>
          </table:table-cell>
          <table:table-cell office:value-type="string" calcext:value-type="string">
            <text:p>2021-12-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Не время умирать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12+</text:p>
          </table:table-cell>
          <table:table-cell office:value-type="string" calcext:value-type="string">
            <text:p>Джеймс Бонд оставил оперативную службу и наслаждается спокойной жизнью на Ямайке. Все меняется, когда на острове появляется его старый друг Феликс Лейтер из ЦРУ с просьбой о помощи. Миссия по спасению похищенного ученого оказывается опаснее, чем предполагалось изначально. Бонд попадает в ловушку таинственного злодея, вооруженного опасным биологическим оружием.</text:p>
          </table:table-cell>
          <table:table-cell office:value-type="float" office:value="7.134" calcext:value-type="float">
            <text:p>7.134</text:p>
          </table:table-cell>
          <table:table-cell office:value-type="string" calcext:value-type="string">
            <text:p>2021-10-07</text:p>
          </table:table-cell>
          <table:table-cell office:value-type="string" calcext:value-type="string">
            <text:p>2021-11-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Кощей. Начало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В давние времена люди и сказочные существа жили вместе. Пока в Дивноземское княжество не нагрянул Белый призрак, безжалостный монстр, способный уничтожить весь мир. Но лишь одному герою под силу остановить чудище. Он молод, силен, красив, а еще водит байк… Его зовут Кощей.</text:p>
          </table:table-cell>
          <table:table-cell office:value-type="float" office:value="7.612" calcext:value-type="float">
            <text:p>7.612</text:p>
          </table:table-cell>
          <table:table-cell office:value-type="string" calcext:value-type="string">
            <text:p>2021-10-28</text:p>
          </table:table-cell>
          <table:table-cell office:value-type="string" calcext:value-type="string">
            <text:p>2021-11-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Неисправимый Рон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У любого ребенка должен быть друг. Настоящий, а не какой-то там домашний питомец. Таким лучшим другом может стать прекрасный робот, умеющий двигаться, говорить, но главное — подключенный к интернету, и помогающий своему хозяину делать публикации в соцсетях и узнавать о всех последних тенденциях, поддерживать связь с одноклассниками и быть в курсе событий. Такие есть у всех школьников, кроме стеснительного Барни, который из-за этого чувствует себя чужим среди своих сверстников — до тех пор, пока не получает на день рождения долгожданный подарок. Но робот по имени Рон оказался бракованным, и его юный хозяин решает самостоятельно научить его всему, что знает сам.</text:p>
          </table:table-cell>
          <table:table-cell office:value-type="float" office:value="7.596" calcext:value-type="float">
            <text:p>7.596</text:p>
          </table:table-cell>
          <table:table-cell office:value-type="string" calcext:value-type="string">
            <text:p>2021-10-21</text:p>
          </table:table-cell>
          <table:table-cell office:value-type="string" calcext:value-type="string">
            <text:p>2021-11-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Веном 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6+</text:p>
          </table:table-cell>
          <table:table-cell office:value-type="string" calcext:value-type="string">
            <text:p>Более чем через год после тех событий журналист Эдди Брок пытается приспособиться к жизни в качестве хозяина инопланетного симбиота Венома, который наделяет его сверхчеловеческими способностями. Брок пытается возродить свою карьеру и берет интервью у серийного убийцы Клетуса Касади, который по воле случая становится хозяином Карнажа и сбегает из тюрьмы после неудавшейся казни.</text:p>
          </table:table-cell>
          <table:table-cell office:value-type="float" office:value="6.07" calcext:value-type="float">
            <text:p>6.07</text:p>
          </table:table-cell>
          <table:table-cell office:value-type="string" calcext:value-type="string">
            <text:p>2021-09-30</text:p>
          </table:table-cell>
          <table:table-cell office:value-type="string" calcext:value-type="string">
            <text:p>2021-11-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Робокар Поли. Новое приключение!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+</text:p>
          </table:table-cell>
          <table:table-cell office:value-type="string" calcext:value-type="string">
            <text:p>Новые приключения отважной команды машинок-спасателей во главе с Поли, которые готовы помочь всем — и застрявшему на дереве другу, и незнакомому потерявшему память дрону. А теперь ещё им помогает Джин в своём новом суперкостюме.</text:p>
          </table:table-cell>
          <table:table-cell office:value-type="float" office:value="7.54" calcext:value-type="float">
            <text:p>7.54</text:p>
          </table:table-cell>
          <table:table-cell office:value-type="string" calcext:value-type="string">
            <text:p>2021-11-18</text:p>
          </table:table-cell>
          <table:table-cell office:value-type="string" calcext:value-type="string">
            <text:p>2021-12-31</text:p>
          </table:table-cell>
        </table:table-row>
      </table:table>
      <table:table table:name="genre" table:style-name="ta1"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genre</text:p>
          </table:table-cell>
          <table:table-cell office:value-type="string" calcext:value-type="string">
            <text:p>name_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драма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триллер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риминал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омедия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фантастика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нимация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документальный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боевик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ужасы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мультфильм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детектив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мюзикл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экшн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приключения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семейный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спорт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биография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мелодрама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фэнтези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вестерн</text:p>
          </table:table-cell>
        </table:table-row>
      </table:table>
      <table:table table:name="film_genre" table:style-name="ta1">
        <table:table-column table:style-name="co9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film</text:p>
          </table:table-cell>
          <table:table-cell office:value-type="string" calcext:value-type="string">
            <text:p>Idgen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</table:table>
      <table:table table:name="cinema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Idcinema</text:p>
          </table:table-cell>
          <table:table-cell office:value-type="string" calcext:value-type="string">
            <text:p>name_</text:p>
          </table:table-cell>
          <table:table-cell office:value-type="string" calcext:value-type="string">
            <text:p>addre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Мираж Гулливер</text:p>
          </table:table-cell>
          <table:table-cell office:value-type="string" calcext:value-type="string">
            <text:p>ул. Торфяная дорога, д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Мираж Озерки</text:p>
          </table:table-cell>
          <table:table-cell office:value-type="string" calcext:value-type="string">
            <text:p>пр. Энгельса, 1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Мираж Атлантик Сити</text:p>
          </table:table-cell>
          <table:table-cell office:value-type="string" calcext:value-type="string">
            <text:p>ул. Савушкина, д. 1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Мираж Международный</text:p>
          </table:table-cell>
          <table:table-cell office:value-type="string" calcext:value-type="string">
            <text:p>ул. Белы Куна ул., д. 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Мираж Европолис</text:p>
          </table:table-cell>
          <table:table-cell office:value-type="string" calcext:value-type="string">
            <text:p>пр.Полюстровский, д.84а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Мираж Балкания NOVA-2</text:p>
          </table:table-cell>
          <table:table-cell office:value-type="string" calcext:value-type="string">
            <text:p>ул. Балканская пл.,5</text:p>
          </table:table-cell>
        </table:table-row>
      </table:table>
      <table:table table:name="hall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hall</text:p>
          </table:table-cell>
          <table:table-cell office:value-type="string" calcext:value-type="string">
            <text:p>number_</text:p>
          </table:table-cell>
          <table:table-cell office:value-type="string" calcext:value-type="string">
            <text:p>num_seats</text:p>
          </table:table-cell>
          <table:table-cell office:value-type="string" calcext:value-type="string">
            <text:p>type_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vi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vi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p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p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ip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p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ip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vip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vip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vip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p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p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p</text:p>
          </table:table-cell>
        </table:table-row>
      </table:table>
      <table:table table:name="cinema_hall" table:style-name="ta1">
        <table:table-column table:style-name="co18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Idcinema</text:p>
          </table:table-cell>
          <table:table-cell office:value-type="string" calcext:value-type="string">
            <text:p>Idhall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</table:table-row>
      </table:table>
      <table:table table:name="session_" table:style-name="ta1">
        <table:table-column table:style-name="co8" table:number-columns-repeated="4" table:default-cell-style-name="Default"/>
        <table:table-column table:style-name="co8" table:default-cell-style-name="ce2"/>
        <table:table-column table:style-name="co8" table:default-cell-style-name="ce4"/>
        <table:table-row table:style-name="ro1">
          <table:table-cell office:value-type="string" calcext:value-type="string">
            <text:p>Idsession</text:p>
          </table:table-cell>
          <table:table-cell office:value-type="string" calcext:value-type="string">
            <text:p>Idfilm</text:p>
          </table:table-cell>
          <table:table-cell office:value-type="string" calcext:value-type="string">
            <text:p>Idhal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ate_</text:p>
          </table:table-cell>
          <table:table-cell office:value-type="string" calcext:value-type="string">
            <text:p>time_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0H25M00S" calcext:value-type="time">
            <text:p>10:2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0H45M00S" calcext:value-type="time">
            <text:p>10:4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2H40M00S" calcext:value-type="time">
            <text:p>12: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3H35M00S" calcext:value-type="time">
            <text:p>13: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5H10M00S" calcext:value-type="time">
            <text:p>15: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5H50M00S" calcext:value-type="time">
            <text:p>15: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7H25M00S" calcext:value-type="time">
            <text:p>17: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8H00M00S" calcext:value-type="time">
            <text:p>18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0H00M00S" calcext:value-type="time">
            <text:p>2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0H20M00S" calcext:value-type="time">
            <text:p>20: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0H00M00S" calcext:value-type="time">
            <text:p>10: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0H25M00S" calcext:value-type="time">
            <text:p>10: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0H30M00S" calcext:value-type="time">
            <text:p>10: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0H35M00S" calcext:value-type="time">
            <text:p>10: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0H55M00S" calcext:value-type="time">
            <text:p>10: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1H05M00S" calcext:value-type="time">
            <text:p>11: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1H20M00S" calcext:value-type="time">
            <text:p>11: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2H00M00S" calcext:value-type="time">
            <text:p>12: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2H10M00S" calcext:value-type="time">
            <text:p>12: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2H50M00S" calcext:value-type="time">
            <text:p>12: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2H50M00S" calcext:value-type="time">
            <text:p>12: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3H25M00S" calcext:value-type="time">
            <text:p>13: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3H55M00S" calcext:value-type="time">
            <text:p>13: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4H00M00S" calcext:value-type="time">
            <text:p>14: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4H15M00S" calcext:value-type="time">
            <text:p>14: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4H45M00S" calcext:value-type="time">
            <text:p>14: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5H05M00S" calcext:value-type="time">
            <text:p>15: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6H00M00S" calcext:value-type="time">
            <text:p>16: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6H10M00S" calcext:value-type="time">
            <text:p>16: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6H30M00S" calcext:value-type="time">
            <text:p>16: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7H05M00S" calcext:value-type="time">
            <text:p>17: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7H10M00S" calcext:value-type="time">
            <text:p>17: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7H25M00S" calcext:value-type="time">
            <text:p>17: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8H05M00S" calcext:value-type="time">
            <text:p>18: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8H15M00S" calcext:value-type="time">
            <text:p>18: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8H35M00S" calcext:value-type="time">
            <text:p>18: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8H45M00S" calcext:value-type="time">
            <text:p>18: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9H40M00S" calcext:value-type="time">
            <text:p>19:4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0H00M00S" calcext:value-type="time">
            <text:p>20: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0H10M00S" calcext:value-type="time">
            <text:p>20: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0H20M00S" calcext:value-type="time">
            <text:p>20: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0H40M00S" calcext:value-type="time">
            <text:p>20:4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0H50M00S" calcext:value-type="time">
            <text:p>20:5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1H00M00S" calcext:value-type="time">
            <text:p>21: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2H10M00S" calcext:value-type="time">
            <text:p>12:1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2H15M00S" calcext:value-type="time">
            <text:p>12: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2H20M00S" calcext:value-type="time">
            <text:p>12: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2H30M00S" calcext:value-type="time">
            <text:p>12: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50" calcext:value-type="float">
            <text:p>6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3H35M00S" calcext:value-type="time">
            <text:p>13: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50" calcext:value-type="float">
            <text:p>6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3H50M00S" calcext:value-type="time">
            <text:p>13: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50" calcext:value-type="float">
            <text:p>6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4H45M00S" calcext:value-type="time">
            <text:p>14: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50" calcext:value-type="float">
            <text:p>6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4H50M00S" calcext:value-type="time">
            <text:p>14:5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50" calcext:value-type="float">
            <text:p>6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5H20M00S" calcext:value-type="time">
            <text:p>15:2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50" calcext:value-type="float">
            <text:p>6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5H40M00S" calcext:value-type="time">
            <text:p>15:4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00" calcext:value-type="float">
            <text:p>7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5H50M00S" calcext:value-type="time">
            <text:p>15:5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00" calcext:value-type="float">
            <text:p>7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7H00M00S" calcext:value-type="time">
            <text:p>17: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00" calcext:value-type="float">
            <text:p>7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7H25M00S" calcext:value-type="time">
            <text:p>17: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50" calcext:value-type="float">
            <text:p>6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7H50M00S" calcext:value-type="time">
            <text:p>17:5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00" calcext:value-type="float">
            <text:p>7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8H05M00S" calcext:value-type="time">
            <text:p>18: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00" calcext:value-type="float">
            <text:p>7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8H35M00S" calcext:value-type="time">
            <text:p>18:3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00" calcext:value-type="float">
            <text:p>7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9H15M00S" calcext:value-type="time">
            <text:p>19: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00" calcext:value-type="float">
            <text:p>7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9H50M00S" calcext:value-type="time">
            <text:p>19: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00" calcext:value-type="float">
            <text:p>7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0H20M00S" calcext:value-type="time">
            <text:p>20: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00" calcext:value-type="float">
            <text:p>7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0H45M00S" calcext:value-type="time">
            <text:p>20:4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00" calcext:value-type="float">
            <text:p>7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0H55M00S" calcext:value-type="time">
            <text:p>20:5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0H20M00S" calcext:value-type="time">
            <text:p>10:2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0H20M00S" calcext:value-type="time">
            <text:p>10:2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0H40M00S" calcext:value-type="time">
            <text:p>10:4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0H50M00S" calcext:value-type="time">
            <text:p>10: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1H00M00S" calcext:value-type="time">
            <text:p>11: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1H10M00S" calcext:value-type="time">
            <text:p>11: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1H20M00S" calcext:value-type="time">
            <text:p>11:2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1H30M00S" calcext:value-type="time">
            <text:p>11:3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2H25M00S" calcext:value-type="time">
            <text:p>12: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2H35M00S" calcext:value-type="time">
            <text:p>12: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3H00M00S" calcext:value-type="time">
            <text:p>13: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3H25M00S" calcext:value-type="time">
            <text:p>13: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3H30M00S" calcext:value-type="time">
            <text:p>13:3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3H35M00S" calcext:value-type="time">
            <text:p>13: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4H05M00S" calcext:value-type="time">
            <text:p>14: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4H20M00S" calcext:value-type="time">
            <text:p>14:2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4H50M00S" calcext:value-type="time">
            <text:p>14:5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5H35M00S" calcext:value-type="time">
            <text:p>15:3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5H40M00S" calcext:value-type="time">
            <text:p>15:4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5H50M00S" calcext:value-type="time">
            <text:p>15:5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6H20M00S" calcext:value-type="time">
            <text:p>16:2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6H40M00S" calcext:value-type="time">
            <text:p>16:4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7H05M00S" calcext:value-type="time">
            <text:p>17: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7H30M00S" calcext:value-type="time">
            <text:p>17:3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8H05M00S" calcext:value-type="time">
            <text:p>18: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8H10M00S" calcext:value-type="time">
            <text:p>18:1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8H30M00S" calcext:value-type="time">
            <text:p>18:3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8H35M00S" calcext:value-type="time">
            <text:p>18:3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9H20M00S" calcext:value-type="time">
            <text:p>19:2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9H45M00S" calcext:value-type="time">
            <text:p>19:4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0H05M00S" calcext:value-type="time">
            <text:p>20:0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0H20M00S" calcext:value-type="time">
            <text:p>20:2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0H30M00S" calcext:value-type="time">
            <text:p>20:3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0H50M00S" calcext:value-type="time">
            <text:p>20: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1H00M00S" calcext:value-type="time">
            <text:p>21: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0H25M00S" calcext:value-type="time">
            <text:p>10:2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0H45M00S" calcext:value-type="time">
            <text:p>10:4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2H40M00S" calcext:value-type="time">
            <text:p>12:4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20" calcext:value-type="float">
            <text:p>22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3H35M00S" calcext:value-type="time">
            <text:p>13:3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70" calcext:value-type="float">
            <text:p>27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5H10M00S" calcext:value-type="time">
            <text:p>15: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20" calcext:value-type="float">
            <text:p>22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5H50M00S" calcext:value-type="time">
            <text:p>15:5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70" calcext:value-type="float">
            <text:p>27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7H25M00S" calcext:value-type="time">
            <text:p>17:2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70" calcext:value-type="float">
            <text:p>27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8H00M00S" calcext:value-type="time">
            <text:p>18: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0H00M00S" calcext:value-type="time">
            <text:p>20: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0H20M00S" calcext:value-type="time">
            <text:p>20:2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00" calcext:value-type="float">
            <text:p>4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1H40M00S" calcext:value-type="time">
            <text:p>21:4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2H00M00S" calcext:value-type="time">
            <text:p>22: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0H15M00S" calcext:value-type="time">
            <text:p>10: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0H20M00S" calcext:value-type="time">
            <text:p>10:2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0H20M00S" calcext:value-type="time">
            <text:p>10:2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0H45M00S" calcext:value-type="time">
            <text:p>10:4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0H50M00S" calcext:value-type="time">
            <text:p>10:5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1H00M00S" calcext:value-type="time">
            <text:p>11: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1H20M00S" calcext:value-type="time">
            <text:p>11: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1H20M00S" calcext:value-type="time">
            <text:p>11: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1H45M00S" calcext:value-type="time">
            <text:p>11:4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1H50M00S" calcext:value-type="time">
            <text:p>11:5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2H00M00S" calcext:value-type="time">
            <text:p>12: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2H05M00S" calcext:value-type="time">
            <text:p>12:0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2H35M00S" calcext:value-type="time">
            <text:p>12:3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2H50M00S" calcext:value-type="time">
            <text:p>12:5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50" calcext:value-type="float">
            <text:p>4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3H05M00S" calcext:value-type="time">
            <text:p>13: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3H05M00S" calcext:value-type="time">
            <text:p>13:0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3H10M00S" calcext:value-type="time">
            <text:p>13:1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3H35M00S" calcext:value-type="time">
            <text:p>13:3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3H40M00S" calcext:value-type="time">
            <text:p>13:4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4H00M00S" calcext:value-type="time">
            <text:p>14: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50" calcext:value-type="float">
            <text:p>4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4H05M00S" calcext:value-type="time">
            <text:p>14:0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450" calcext:value-type="float">
            <text:p>4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4H25M00S" calcext:value-type="time">
            <text:p>14:2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4H50M00S" calcext:value-type="time">
            <text:p>14:5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450" calcext:value-type="float">
            <text:p>4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5H00M00S" calcext:value-type="time">
            <text:p>15: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5H10M00S" calcext:value-type="time">
            <text:p>15:1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450" calcext:value-type="float">
            <text:p>4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5H20M00S" calcext:value-type="time">
            <text:p>15:2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5H40M00S" calcext:value-type="time">
            <text:p>15:4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5H50M00S" calcext:value-type="time">
            <text:p>15:5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6H00M00S" calcext:value-type="time">
            <text:p>16: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6H10M00S" calcext:value-type="time">
            <text:p>16:1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50" calcext:value-type="float">
            <text:p>4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6H20M00S" calcext:value-type="time">
            <text:p>16:2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450" calcext:value-type="float">
            <text:p>4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6H40M00S" calcext:value-type="time">
            <text:p>16:4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7H00M00S" calcext:value-type="time">
            <text:p>17: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7H05M00S" calcext:value-type="time">
            <text:p>17:0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7H35M00S" calcext:value-type="time">
            <text:p>17:3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7H50M00S" calcext:value-type="time">
            <text:p>17:5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8H05M00S" calcext:value-type="time">
            <text:p>18: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8H15M00S" calcext:value-type="time">
            <text:p>18:1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8H20M00S" calcext:value-type="time">
            <text:p>18:2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8H30M00S" calcext:value-type="time">
            <text:p>18:3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8H35M00S" calcext:value-type="time">
            <text:p>18:3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9H05M00S" calcext:value-type="time">
            <text:p>19: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9H15M00S" calcext:value-type="time">
            <text:p>19:1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9H20M00S" calcext:value-type="time">
            <text:p>19:2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9H50M00S" calcext:value-type="time">
            <text:p>19:5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0H00M00S" calcext:value-type="time">
            <text:p>20: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0H15M00S" calcext:value-type="time">
            <text:p>20:1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0H20M00S" calcext:value-type="time">
            <text:p>20:2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0H35M00S" calcext:value-type="time">
            <text:p>20:3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0H50M00S" calcext:value-type="time">
            <text:p>20:5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1H00M00S" calcext:value-type="time">
            <text:p>21:0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0H25M00S" calcext:value-type="time">
            <text:p>10:2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0H45M00S" calcext:value-type="time">
            <text:p>10:4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2H40M00S" calcext:value-type="time">
            <text:p>12:4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3H35M00S" calcext:value-type="time">
            <text:p>13:3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5H10M00S" calcext:value-type="time">
            <text:p>15:1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5H50M00S" calcext:value-type="time">
            <text:p>15:5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7H25M00S" calcext:value-type="time">
            <text:p>17:2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8H00M00S" calcext:value-type="time">
            <text:p>18: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0H00M00S" calcext:value-type="time">
            <text:p>20: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0H20M00S" calcext:value-type="time">
            <text:p>20:2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0H00M00S" calcext:value-type="time">
            <text:p>10: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0H25M00S" calcext:value-type="time">
            <text:p>10:2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0H30M00S" calcext:value-type="time">
            <text:p>10:3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0H35M00S" calcext:value-type="time">
            <text:p>10:3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0H55M00S" calcext:value-type="time">
            <text:p>10:5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1H05M00S" calcext:value-type="time">
            <text:p>11:0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1H20M00S" calcext:value-type="time">
            <text:p>11:2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2H00M00S" calcext:value-type="time">
            <text:p>12:0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2H10M00S" calcext:value-type="time">
            <text:p>12:1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2H50M00S" calcext:value-type="time">
            <text:p>12:5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2H50M00S" calcext:value-type="time">
            <text:p>12:5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3H25M00S" calcext:value-type="time">
            <text:p>13:2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3H55M00S" calcext:value-type="time">
            <text:p>13:5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4H00M00S" calcext:value-type="time">
            <text:p>14:0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4H15M00S" calcext:value-type="time">
            <text:p>14:1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4H45M00S" calcext:value-type="time">
            <text:p>14:4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5H05M00S" calcext:value-type="time">
            <text:p>15:0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6H00M00S" calcext:value-type="time">
            <text:p>16:0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6H10M00S" calcext:value-type="time">
            <text:p>16:1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6H30M00S" calcext:value-type="time">
            <text:p>16:3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7H05M00S" calcext:value-type="time">
            <text:p>17:0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7H10M00S" calcext:value-type="time">
            <text:p>17:1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7H25M00S" calcext:value-type="time">
            <text:p>17:2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8H05M00S" calcext:value-type="time">
            <text:p>18:0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8H15M00S" calcext:value-type="time">
            <text:p>18:1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8H35M00S" calcext:value-type="time">
            <text:p>18: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8H45M00S" calcext:value-type="time">
            <text:p>18:4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9H40M00S" calcext:value-type="time">
            <text:p>19:4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0H00M00S" calcext:value-type="time">
            <text:p>20:0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0H10M00S" calcext:value-type="time">
            <text:p>20:1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0H20M00S" calcext:value-type="time">
            <text:p>20:2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0H40M00S" calcext:value-type="time">
            <text:p>20:4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0H50M00S" calcext:value-type="time">
            <text:p>20:5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1H00M00S" calcext:value-type="time">
            <text:p>21:0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2H10M00S" calcext:value-type="time">
            <text:p>12: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2H15M00S" calcext:value-type="time">
            <text:p>12:1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2H20M00S" calcext:value-type="time">
            <text:p>12:2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2H30M00S" calcext:value-type="time">
            <text:p>12:3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50" calcext:value-type="float">
            <text:p>5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3H35M00S" calcext:value-type="time">
            <text:p>13:3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50" calcext:value-type="float">
            <text:p>5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3H50M00S" calcext:value-type="time">
            <text:p>13:5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50" calcext:value-type="float">
            <text:p>5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4H45M00S" calcext:value-type="time">
            <text:p>14:4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50" calcext:value-type="float">
            <text:p>5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4H50M00S" calcext:value-type="time">
            <text:p>14:5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50" calcext:value-type="float">
            <text:p>5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5H20M00S" calcext:value-type="time">
            <text:p>15:2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00" calcext:value-type="float">
            <text:p>6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5H40M00S" calcext:value-type="time">
            <text:p>15:4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60" calcext:value-type="float">
            <text:p>6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5H50M00S" calcext:value-type="time">
            <text:p>15:5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60" calcext:value-type="float">
            <text:p>6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7H00M00S" calcext:value-type="time">
            <text:p>17:0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60" calcext:value-type="float">
            <text:p>6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7H25M00S" calcext:value-type="time">
            <text:p>17:2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60" calcext:value-type="float">
            <text:p>6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7H50M00S" calcext:value-type="time">
            <text:p>17:5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60" calcext:value-type="float">
            <text:p>6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8H05M00S" calcext:value-type="time">
            <text:p>18:0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60" calcext:value-type="float">
            <text:p>6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8H35M00S" calcext:value-type="time">
            <text:p>18:3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60" calcext:value-type="float">
            <text:p>6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9H15M00S" calcext:value-type="time">
            <text:p>19:1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00" calcext:value-type="float">
            <text:p>7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9H50M00S" calcext:value-type="time">
            <text:p>19:5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00" calcext:value-type="float">
            <text:p>7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0H20M00S" calcext:value-type="time">
            <text:p>20:2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00" calcext:value-type="float">
            <text:p>7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0H45M00S" calcext:value-type="time">
            <text:p>20:4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00" calcext:value-type="float">
            <text:p>7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0H55M00S" calcext:value-type="time">
            <text:p>20:5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0H20M00S" calcext:value-type="time">
            <text:p>10:2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0H20M00S" calcext:value-type="time">
            <text:p>10:2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0H40M00S" calcext:value-type="time">
            <text:p>10:4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0H50M00S" calcext:value-type="time">
            <text:p>10:5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1H00M00S" calcext:value-type="time">
            <text:p>11:0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1H10M00S" calcext:value-type="time">
            <text:p>11:1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1H20M00S" calcext:value-type="time">
            <text:p>11:2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1H30M00S" calcext:value-type="time">
            <text:p>11:3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2H25M00S" calcext:value-type="time">
            <text:p>12:2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2H35M00S" calcext:value-type="time">
            <text:p>12:3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3H00M00S" calcext:value-type="time">
            <text:p>13: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3H25M00S" calcext:value-type="time">
            <text:p>13:2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3H30M00S" calcext:value-type="time">
            <text:p>13:3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3H35M00S" calcext:value-type="time">
            <text:p>13:3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4H05M00S" calcext:value-type="time">
            <text:p>14:0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4H20M00S" calcext:value-type="time">
            <text:p>14:2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4H50M00S" calcext:value-type="time">
            <text:p>14:5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5H35M00S" calcext:value-type="time">
            <text:p>15:3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5H40M00S" calcext:value-type="time">
            <text:p>15:4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5H50M00S" calcext:value-type="time">
            <text:p>15:5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6H20M00S" calcext:value-type="time">
            <text:p>16:2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6H40M00S" calcext:value-type="time">
            <text:p>16:4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7H05M00S" calcext:value-type="time">
            <text:p>17:0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7H30M00S" calcext:value-type="time">
            <text:p>17:3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8H05M00S" calcext:value-type="time">
            <text:p>18:0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8H10M00S" calcext:value-type="time">
            <text:p>18:1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8H30M00S" calcext:value-type="time">
            <text:p>18:3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8H35M00S" calcext:value-type="time">
            <text:p>18:3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9H20M00S" calcext:value-type="time">
            <text:p>19:2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9H45M00S" calcext:value-type="time">
            <text:p>19:4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0H05M00S" calcext:value-type="time">
            <text:p>20:0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0H20M00S" calcext:value-type="time">
            <text:p>20:2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0H30M00S" calcext:value-type="time">
            <text:p>20:3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0H50M00S" calcext:value-type="time">
            <text:p>20:5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1H00M00S" calcext:value-type="time">
            <text:p>21:0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0H25M00S" calcext:value-type="time">
            <text:p>10:2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0H45M00S" calcext:value-type="time">
            <text:p>10:4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2H40M00S" calcext:value-type="time">
            <text:p>12:4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20" calcext:value-type="float">
            <text:p>22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3H35M00S" calcext:value-type="time">
            <text:p>13:3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70" calcext:value-type="float">
            <text:p>27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5H10M00S" calcext:value-type="time">
            <text:p>15:1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20" calcext:value-type="float">
            <text:p>22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5H50M00S" calcext:value-type="time">
            <text:p>15:5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70" calcext:value-type="float">
            <text:p>27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7H25M00S" calcext:value-type="time">
            <text:p>17:2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70" calcext:value-type="float">
            <text:p>27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8H00M00S" calcext:value-type="time">
            <text:p>18:0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0H00M00S" calcext:value-type="time">
            <text:p>20:0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0H20M00S" calcext:value-type="time">
            <text:p>20:2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00" calcext:value-type="float">
            <text:p>4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1H40M00S" calcext:value-type="time">
            <text:p>21:4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2H00M00S" calcext:value-type="time">
            <text:p>22:0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0H15M00S" calcext:value-type="time">
            <text:p>10:1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0H20M00S" calcext:value-type="time">
            <text:p>10:2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0H20M00S" calcext:value-type="time">
            <text:p>10:2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0H45M00S" calcext:value-type="time">
            <text:p>10:4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0H50M00S" calcext:value-type="time">
            <text:p>10:5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1H00M00S" calcext:value-type="time">
            <text:p>11:0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1H20M00S" calcext:value-type="time">
            <text:p>11:2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1H20M00S" calcext:value-type="time">
            <text:p>11:2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1H45M00S" calcext:value-type="time">
            <text:p>11:4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1H50M00S" calcext:value-type="time">
            <text:p>11:5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2H00M00S" calcext:value-type="time">
            <text:p>12:0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2H05M00S" calcext:value-type="time">
            <text:p>12:0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2H35M00S" calcext:value-type="time">
            <text:p>12:3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2H50M00S" calcext:value-type="time">
            <text:p>12:5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50" calcext:value-type="float">
            <text:p>4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3H05M00S" calcext:value-type="time">
            <text:p>13:0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3H05M00S" calcext:value-type="time">
            <text:p>13:0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3H10M00S" calcext:value-type="time">
            <text:p>13:1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3H35M00S" calcext:value-type="time">
            <text:p>13:3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3H40M00S" calcext:value-type="time">
            <text:p>13:4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4H00M00S" calcext:value-type="time">
            <text:p>14:0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50" calcext:value-type="float">
            <text:p>4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4H05M00S" calcext:value-type="time">
            <text:p>14:0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450" calcext:value-type="float">
            <text:p>4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4H25M00S" calcext:value-type="time">
            <text:p>14:2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4H50M00S" calcext:value-type="time">
            <text:p>14:5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450" calcext:value-type="float">
            <text:p>4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5H00M00S" calcext:value-type="time">
            <text:p>15: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5H10M00S" calcext:value-type="time">
            <text:p>15:1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450" calcext:value-type="float">
            <text:p>4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5H20M00S" calcext:value-type="time">
            <text:p>15:2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5H40M00S" calcext:value-type="time">
            <text:p>15:4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5H50M00S" calcext:value-type="time">
            <text:p>15:5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6H00M00S" calcext:value-type="time">
            <text:p>16:0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6H10M00S" calcext:value-type="time">
            <text:p>16:1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50" calcext:value-type="float">
            <text:p>4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6H20M00S" calcext:value-type="time">
            <text:p>16:2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450" calcext:value-type="float">
            <text:p>4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6H40M00S" calcext:value-type="time">
            <text:p>16:4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7H00M00S" calcext:value-type="time">
            <text:p>17:0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7H05M00S" calcext:value-type="time">
            <text:p>17:0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7H35M00S" calcext:value-type="time">
            <text:p>17:3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7H50M00S" calcext:value-type="time">
            <text:p>17:5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8H05M00S" calcext:value-type="time">
            <text:p>18:0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8H15M00S" calcext:value-type="time">
            <text:p>18:1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8H20M00S" calcext:value-type="time">
            <text:p>18:2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8H30M00S" calcext:value-type="time">
            <text:p>18:3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8H35M00S" calcext:value-type="time">
            <text:p>18:3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9H05M00S" calcext:value-type="time">
            <text:p>19:0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9H15M00S" calcext:value-type="time">
            <text:p>19:1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00" calcext:value-type="float">
            <text:p>4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9H20M00S" calcext:value-type="time">
            <text:p>19:2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9H50M00S" calcext:value-type="time">
            <text:p>19:5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0H00M00S" calcext:value-type="time">
            <text:p>20:0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0H15M00S" calcext:value-type="time">
            <text:p>20:1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0H20M00S" calcext:value-type="time">
            <text:p>20:2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0H35M00S" calcext:value-type="time">
            <text:p>20:3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0H50M00S" calcext:value-type="time">
            <text:p>20:5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1H00M00S" calcext:value-type="time">
            <text:p>21:00</text:p>
          </table:table-cell>
        </table:table-row>
        <table:table-row table:style-name="ro1" table:number-rows-repeated="104824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rder_" table:style-name="ta1"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Idorder</text:p>
          </table:table-cell>
          <table:table-cell office:value-type="string" calcext:value-type="string">
            <text:p>Idclient</text:p>
          </table:table-cell>
          <table:table-cell office:value-type="string" calcext:value-type="string">
            <text:p>Idses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8" calcext:value-type="float">
            <text:p>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3" calcext:value-type="float">
            <text:p>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6" calcext:value-type="float">
            <text:p>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8" calcext:value-type="float">
            <text:p>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7" calcext:value-type="float">
            <text:p>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9" calcext:value-type="float">
            <text:p>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179" calcext:value-type="float">
            <text:p>1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 style:data-style-name="N2" text:time-value="22:27:18.7925764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5T21:51:51.701344560</meta:creation-date>
    <dc:date>2021-11-26T22:29:51.915967162</dc:date>
    <meta:editing-duration>PT2H38M3S</meta:editing-duration>
    <meta:editing-cycles>42</meta:editing-cycles>
    <meta:generator>LibreOffice/7.1.7.2$Linux_X86_64 LibreOffice_project/10$Build-2</meta:generator>
    <meta:document-statistic meta:table-count="9" meta:cell-count="4505" meta:object-count="0"/>
  </office:meta>
</office:document-meta>
</file>